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04f47c" officeooo:paragraph-rsid="0004f47c"/>
    </style:style>
    <style:style style:name="P2" style:family="paragraph" style:parent-style-name="Standard" style:list-style-name="L2">
      <style:paragraph-properties fo:text-align="justify" style:justify-single-word="false"/>
      <style:text-properties style:font-name="Arial" officeooo:rsid="0004f47c" officeooo:paragraph-rsid="0004f47c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Arial" officeooo:rsid="0004f47c" officeooo:paragraph-rsid="0004f47c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04f47c" officeooo:paragraph-rsid="000c6062"/>
    </style:style>
    <style:style style:name="P5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004f47c" officeooo:paragraph-rsid="0004f47c" style:font-weight-asian="bold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rial" officeooo:rsid="000acf81" officeooo:paragraph-rsid="000acf81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" officeooo:rsid="000c6062" officeooo:paragraph-rsid="000c6062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0c6062" officeooo:paragraph-rsid="000c6062"/>
    </style:style>
    <style:style style:name="P9" style:family="paragraph" style:parent-style-name="Standard" style:list-style-name="L2">
      <style:paragraph-properties fo:text-align="justify" style:justify-single-word="false"/>
      <style:text-properties officeooo:paragraph-rsid="00067ad1"/>
    </style:style>
    <style:style style:name="P10" style:family="paragraph" style:parent-style-name="Standard" style:list-style-name="L2">
      <style:paragraph-properties fo:text-align="justify" style:justify-single-word="false"/>
      <style:text-properties officeooo:rsid="00067ad1" officeooo:paragraph-rsid="00067ad1"/>
    </style:style>
    <style:style style:name="P11" style:family="paragraph" style:parent-style-name="Standard" style:list-style-name="L2">
      <style:paragraph-properties fo:text-align="justify" style:justify-single-word="false"/>
      <style:text-properties officeooo:rsid="00067ad1" officeooo:paragraph-rsid="000bbe09"/>
    </style:style>
    <style:style style:name="P12" style:family="paragraph" style:parent-style-name="Standard">
      <style:paragraph-properties fo:text-align="justify" style:justify-single-word="false"/>
      <style:text-properties officeooo:rsid="00067ad1" officeooo:paragraph-rsid="00067ad1"/>
    </style:style>
    <style:style style:name="P13" style:family="paragraph" style:parent-style-name="Standard" style:list-style-name="L2">
      <style:paragraph-properties fo:text-align="justify" style:justify-single-word="false"/>
      <style:text-properties officeooo:rsid="000795cc" officeooo:paragraph-rsid="000795cc"/>
    </style:style>
    <style:style style:name="P14" style:family="paragraph" style:parent-style-name="Standard" style:list-style-name="L2">
      <style:paragraph-properties fo:text-align="justify" style:justify-single-word="false"/>
      <style:text-properties officeooo:rsid="000795cc" officeooo:paragraph-rsid="000bbe09"/>
    </style:style>
    <style:style style:name="T1" style:family="text">
      <style:text-properties style:font-name="Hack"/>
    </style:style>
    <style:style style:name="T2" style:family="text">
      <style:text-properties style:font-name="Hack" fo:font-size="6pt" style:font-size-asian="6pt" style:font-size-complex="6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font-style="normal" style:font-style-asian="normal" style:font-style-complex="normal"/>
    </style:style>
    <style:style style:name="T8" style:family="text">
      <style:text-properties style:font-name="Arial" fo:font-style="normal" officeooo:rsid="0004f47c" style:font-style-asian="normal" style:font-style-complex="normal"/>
    </style:style>
    <style:style style:name="T9" style:family="text">
      <style:text-properties style:font-name="Arial" fo:font-style="normal" officeooo:rsid="000795cc" style:font-style-asian="normal" style:font-style-complex="normal"/>
    </style:style>
    <style:style style:name="T10" style:family="text">
      <style:text-properties style:font-name="Arial" fo:font-style="normal" officeooo:rsid="000bbe09" style:font-style-asian="normal" style:font-style-complex="normal"/>
    </style:style>
    <style:style style:name="T11" style:family="tex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font-name="Arial" fo:font-style="normal" fo:font-weight="bold" officeooo:rsid="000bbe09" style:font-style-asian="normal" style:font-weight-asian="bold" style:font-style-complex="normal" style:font-weight-complex="bold"/>
    </style:style>
    <style:style style:name="T13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font-name="Arial" fo:font-style="normal" fo:font-weight="normal" officeooo:rsid="000795cc" style:font-style-asian="normal" style:font-weight-asian="normal" style:font-style-complex="normal" style:font-weight-complex="normal"/>
    </style:style>
    <style:style style:name="T15" style:family="text">
      <style:text-properties style:font-name="Arial" fo:font-style="normal" fo:font-weight="normal" officeooo:rsid="000bbe09" style:font-style-asian="normal" style:font-weight-asian="normal" style:font-style-complex="normal" style:font-weight-complex="normal"/>
    </style:style>
    <style:style style:name="T16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Arial" fo:font-style="italic" fo:font-weight="normal" officeooo:rsid="000bbe09" style:font-style-asian="italic" style:font-weight-asian="normal" style:font-style-complex="italic" style:font-weight-complex="normal"/>
    </style:style>
    <style:style style:name="T18" style:family="text">
      <style:text-properties style:font-name="Arial" fo:font-style="italic" fo:font-weight="normal" officeooo:rsid="000795cc" style:font-style-asian="italic" style:font-weight-asian="normal" style:font-style-complex="italic" style:font-weight-complex="normal"/>
    </style:style>
    <style:style style:name="T19" style:family="text">
      <style:text-properties officeooo:rsid="000c606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ome: DANIEL JUNIOR<text:tab/><text:tab/><text:tab/>Turma JAVA2 <text:tab/><text:tab/><text:tab/>Data:2020-01-0<text:span text:style-name="T19">4<text:line-break/></text:span></text:p>
      <text:p text:style-name="P4">Tema: <text:span text:style-name="T19">Agregação</text:span> e Composição</text:p>
      <text:p text:style-name="P1"/>
      <text:p text:style-name="P5">Associação x Composição x Agregração</text:p>
      <text:p text:style-name="P1"/>
      <text:list xml:id="list3717870810" text:style-name="L2">
        <text:list-item>
          <text:p text:style-name="P2"><text:span text:style-name="T6">Associação - </text:span>Definimos por <text:span text:style-name="T4">associação</text:span><text:span text:style-name="T5"> a relação entre dois objetos, quando pensamos em design de aplicações por meio da orientação a objetos.</text:span></text:p>
          <text:list>
            <text:list-item>
              <text:p text:style-name="P2"><text:span text:style-name="T5">Esta relação é representada, em UML, de duas maneiras:</text:span></text:p>
              <text:list>
                <text:list-item>
                  <text:p text:style-name="P9"><text:span text:style-name="T8">De forma específica: um</text:span><text:span text:style-name="T9">a linha</text:span><text:span text:style-name="T8"> contínu</text:span><text:span text:style-name="T9">a</text:span><text:span text:style-name="T8"> e sem pontas. </text:span><text:span text:style-name="T10">(outras fontes sugerem uma seta em uma das extremidades, seta triangular aberta -&gt;)</text:span></text:p>
                </text:list-item>
                <text:list-item>
                  <text:p text:style-name="P9"><text:span text:style-name="T8">De forma genérica: um </text:span><text:span text:style-name="T9">linha</text:span><text:span text:style-name="T8"> contínu</text:span><text:span text:style-name="T9">a</text:span><text:span text:style-name="T8">, tendo em uma das extremidades uma seta triangular, fechada e oca (ou vazia).</text:span></text:p>
                </text:list-item>
              </text:list>
            </text:list-item>
            <text:list-item>
              <text:p text:style-name="P10"><text:span text:style-name="T7">Há duas formas particulares de associação entre objetos que representam uma ligação mais estreita entre </text:span><text:span text:style-name="T9">os participantes</text:span><text:span text:style-name="T7">, estas são:</text:span></text:p>
              <text:list>
                <text:list-item>
                  <text:p text:style-name="P10"><text:span text:style-name="T7">Agregação</text:span></text:p>
                </text:list-item>
                <text:list-item>
                  <text:p text:style-name="P10"><text:span text:style-name="T7">Composição</text:span></text:p>
                </text:list-item>
              </text:list>
            </text:list-item>
          </text:list>
        </text:list-item>
        <text:list-item>
          <text:p text:style-name="P10"><text:span text:style-name="T11">Agregração</text:span><text:span text:style-name="T13"> – </text:span><text:span text:style-name="T14">É uma relação que implica dependência fraca. É também geralmente definida como uma relação em que as entidades vivem de forma independente e sua existência não depende da relação das partes.</text:span></text:p>
          <text:list>
            <text:list-item>
              <text:p text:style-name="P13"><text:span text:style-name="T13">Exemplo: Uma universidade e seus alunos e funcionários. Os indivíduos são associados à uma entidade, mas sua existência independe da relação com a instituição e vice-versa. Em outras palavras, removendo a associação as entidades continuam a existir.</text:span></text:p>
            </text:list-item>
            <text:list-item>
              <text:p text:style-name="P13"><text:span text:style-name="T13">É representada em UML por uma linha contínua, tendo em uma de suas extremidades uma seta em forma de losango oco/vazio. A seta toca o elemento </text:span><text:span text:style-name="T16">contentor</text:span><text:span text:style-name="T13"> enquanto a outra extremidade (em forma de linha) toca o elemento </text:span><text:span text:style-name="T16">contido</text:span><text:span text:style-name="T13">.</text:span></text:p>
            </text:list-item>
            <text:list-item>
              <text:p text:style-name="P13"><text:span text:style-name="T13">Vulgarmente dito que implica uma relação de “</text:span><text:span text:style-name="T15">B faz parte de</text:span><text:span text:style-name="T16"> </text:span><text:span text:style-name="T15">A</text:span><text:span text:style-name="T13">” ou “A </text:span><text:span text:style-name="T15">possui uma coleção de</text:span><text:span text:style-name="T16"> </text:span><text:span text:style-name="T13">B”.</text:span></text:p>
            </text:list-item>
          </text:list>
        </text:list-item>
        <text:list-item>
          <text:p text:style-name="P11"><text:span text:style-name="T12">Composição</text:span><text:span text:style-name="T13"> – </text:span><text:span text:style-name="T14">É uma relação que implica dependência </text:span><text:span text:style-name="T15">forte</text:span><text:span text:style-name="T14">. </text:span><text:span text:style-name="T15">Uma outra maneira de ver essa relação é ter em conta que a composição cria uma relação de interdependência tão forte, que se objeto que contém outros objetos for eliminado também serão todos os objetos que foram criados a partir deste</text:span><text:span text:style-name="T14">.</text:span></text:p>
          <text:list>
            <text:list-item>
              <text:p text:style-name="P14"><text:span text:style-name="T13">Exemplo: </text:span><text:span text:style-name="T15">Órgãos do corpo humano, tendo em consideração que um objeto “humano” seja eliminado (desintegrado, para efeitos de suposição), todos os objetos “órgãos vitais” (que compõem nosso exemplo) serão eliminados também</text:span><text:span text:style-name="T13">.</text:span></text:p>
            </text:list-item>
            <text:list-item>
              <text:p text:style-name="P14"><text:span text:style-name="T13">É representada em UML por uma linha contínua, tendo em uma de suas extremidades uma seta em forma de losango </text:span><text:span text:style-name="T15">preenchido</text:span><text:span text:style-name="T13">. A seta toca o elemento </text:span><text:span text:style-name="T17">pai </text:span><text:span text:style-name="T13">enquanto a outra extremidade (em forma de linha) toca o</text:span><text:span text:style-name="T15">(s)</text:span><text:span text:style-name="T13"> elemento</text:span><text:span text:style-name="T15">(s)</text:span><text:span text:style-name="T13"> </text:span><text:span text:style-name="T17">filho(s)</text:span><text:span text:style-name="T13">.</text:span></text:p>
            </text:list-item>
            <text:list-item>
              <text:p text:style-name="P11"><text:span text:style-name="T14">Vulgarmente dito que implica uma relação de “</text:span><text:span text:style-name="T15">B está contido em</text:span><text:span text:style-name="T18"> </text:span><text:span text:style-name="T15">A</text:span><text:span text:style-name="T14">” ou “A </text:span><text:span text:style-name="T15">possui/contém</text:span><text:span text:style-name="T18"> </text:span><text:span text:style-name="T14">B”.</text:span></text:p>
            </text:list-item>
          </text:list>
        </text:list-item>
      </text:list>
      <text:p text:style-name="P12"><text:span text:style-name="T7"/></text:p>
      <text:p text:style-name="P1">Fontes:</text:p>
      <text:list xml:id="list770354239" text:style-name="L1">
        <text:list-item>
          <text:p text:style-name="P3">Java revisited (blog) <text:a xlink:type="simple" xlink:href="https://javarevisited.blogspot.com/2014/02/ifference-between-association-vs-composition-vs-aggregation.html" text:style-name="Internet_20_link" text:visited-style-name="Visited_20_Internet_20_Link"><text:span text:style-name="T2">https://javarevisited.blogspot.com/2014/02/ifference-between-association-vs-composition-vs-aggregation.html</text:span></text:a><text:span text:style-name="T2"> </text:span></text:p>
        </text:list-item>
        <text:list-item>
          <text:p text:style-name="P6">Visual Paradigm (site oficial) <text:a xlink:type="simple" xlink:href="https://www.visual-paradigm.com/guide/uml-unified-modeling-language/uml-aggregation-vs-composition/#:~:text=In%20both%20aggregation%20and%20composition,exist%20independently%20of%20the%20parent.&amp;text=Composition%20implies%20a%20relationship%20where,exist%20independent%20of%20the%20parent" text:style-name="Internet_20_link" text:visited-style-name="Visited_20_Internet_20_Link"><text:span text:style-name="T2">https://www.visual-paradigm.com/guide/uml-unified-modeling-language/uml-aggregation-vs-composition/#:~:text=In%20both%20aggregation%20and%20composition,exist%20independently%20of%20the%20parent.&amp;text=Composition%20implies%20a%20relationship%20where,exist%20independent%20of%20the%20parent</text:span></text:a><text:span text:style-name="T2">.</text:span></text:p>
        </text:list-item>
        <text:list-item>
          <text:p text:style-name="P7">Nexsoftsys - <text:a xlink:type="simple" xlink:href="https://www.nexsoftsys.com/articles/association-composition-aggregation-inheritance-java.html" text:style-name="Internet_20_link" text:visited-style-name="Visited_20_Internet_20_Link"><text:span text:style-name="T2">https://www.nexsoftsys.com/articles/association-composition-aggregation-inheritance-java.html</text:span></text:a></text:p>
        </text:list-item>
        <text:list-item>
          <text:p text:style-name="P7">StackOverflow </text:p>
          <text:list>
            <text:list-item>
              <text:p text:style-name="P7"><text:a xlink:type="simple" xlink:href="https://stackoverflow.com/questions/885937/what-is-the-difference-between-association-aggregation-and-composition" text:style-name="Internet_20_link" text:visited-style-name="Visited_20_Internet_20_Link"><text:span text:style-name="T3">https://stackoverflow.com/questions/885937/what-is-the-difference-between-association-aggregation-and-composition</text:span></text:a></text:p>
            </text:list-item>
            <text:list-item>
              <text:p text:style-name="P7"><text:a xlink:type="simple" xlink:href="https://stackoverflow.com/questions/734891/aggregation-versus-composition/27889087#27889087" text:style-name="Internet_20_link" text:visited-style-name="Visited_20_Internet_20_Link"><text:span text:style-name="T3">https://stackoverflow.com/questions/734891/aggregation-versus-composition/27889087#27889087</text:span></text:a></text:p>
            </text:list-item>
          </text:list>
        </text:list-item>
        <text:list-item>
          <text:p text:style-name="P7">Baeldung - <text:a xlink:type="simple" xlink:href="https://www.baeldung.com/java-composition-aggregation-association" text:style-name="Internet_20_link" text:visited-style-name="Visited_20_Internet_20_Link"><text:span text:style-name="T2">https://www.baeldung.com/java-composition-aggregation-association</text:span></text:a><text:span text:style-name="T2"> </text:span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4T09:29:08.462652439</meta:creation-date>
    <dc:date>2021-01-04T11:01:36.982979444</dc:date>
    <meta:editing-duration>PT16M57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1" meta:paragraph-count="26" meta:word-count="411" meta:character-count="3204" meta:non-whitespace-character-count="2830"/>
  </office:meta>
</office:document-meta>
</file>